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375in" fo:margin-left="0in" style:page-number="auto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-left="none" fo:border-right="none" fo:border-top="0.05pt solid #33a3a3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230b00" style:font-size-asian="10.5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192a17" officeooo:paragraph-rsid="00230b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ebf9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310b" officeooo:paragraph-rsid="00230b00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9443" officeooo:paragraph-rsid="00230b0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paragraph-rsid="00230b00" style:font-size-asian="10pt" style:font-style-asian="normal" style:font-weight-asian="bold" style:font-name-complex="Calibri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a310b" officeooo:paragraph-rsid="00230b00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2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5" style:family="paragraph" style:parent-style-name="Table_20_Contents">
      <style:text-properties style:font-name="Calibri" fo:font-size="12pt" style:font-size-asian="10.5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style:font-name="Calibri" fo:font-size="12pt" officeooo:rsid="00134018" officeooo:paragraph-rsid="00134018" style:font-size-asian="10.5pt" style:font-size-complex="12pt"/>
    </style:style>
    <style:style style:name="P27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28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29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134018" officeooo:paragraph-rsid="00134018" style:font-size-asian="10.5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230b00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officeooo:paragraph-rsid="00230b00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fo:font-style="normal" fo:font-weight="normal" officeooo:rsid="001a9443" officeooo:paragraph-rsid="00230b00" style:font-name-asian="Times New Roman" style:font-size-asian="10pt" style:font-style-asian="normal" style:font-weight-asian="normal" style:font-name-complex="Calibri" style:font-size-complex="10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fo:font-style="normal" fo:font-weight="normal" officeooo:rsid="001a9443" officeooo:paragraph-rsid="00230b00" style:font-name-asian="Times New Roman" style:font-size-asian="8.75pt" style:font-style-asian="normal" style:font-weight-asian="normal" style:font-name-complex="Calibri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.1252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230b00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/>
      <style:text-properties style:font-name="Calibri" fo:font-size="10pt" fo:font-style="normal" fo:font-weight="normal" officeooo:rsid="00246cc8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8a0a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9bb6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b081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42" style:family="paragraph">
      <style:paragraph-properties fo:text-align="end"/>
    </style:style>
    <style:style style:name="P43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officeooo:rsid="00285925" style:font-name-complex="Calibri"/>
    </style:style>
    <style:style style:name="T6" style:family="text">
      <style:text-properties style:font-name="Calibri" fo:font-style="normal" style:font-style-asian="normal" style:font-name-complex="Calibri" style:font-style-complex="normal"/>
    </style:style>
    <style:style style:name="T7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9" style:family="text">
      <style:text-properties officeooo:rsid="000febf9"/>
    </style:style>
    <style:style style:name="T10" style:family="text">
      <style:text-properties style:font-name-complex="Calibri"/>
    </style:style>
    <style:style style:name="T11" style:family="text">
      <style:text-properties officeooo:rsid="000febf9" style:font-name-complex="Calibri"/>
    </style:style>
    <style:style style:name="T12" style:family="text">
      <style:text-properties officeooo:rsid="0012ac88" style:font-name-complex="Calibri"/>
    </style:style>
    <style:style style:name="T13" style:family="text">
      <style:text-properties officeooo:rsid="000f949f" style:font-name-complex="Calibri"/>
    </style:style>
    <style:style style:name="T14" style:family="text">
      <style:text-properties fo:font-style="normal" style:font-style-asian="normal" style:font-name-complex="Calibri" style:font-style-complex="normal"/>
    </style:style>
    <style:style style:name="T15" style:family="text">
      <style:text-properties fo:font-style="normal" officeooo:rsid="000febf9" style:font-style-asian="normal" style:font-name-complex="Calibri" style:font-style-complex="normal"/>
    </style:style>
    <style:style style:name="T16" style:family="text">
      <style:text-properties fo:font-style="normal" officeooo:rsid="0010bf60" style:font-style-asian="normal" style:font-name-complex="Calibri" style:font-style-complex="normal"/>
    </style:style>
    <style:style style:name="T17" style:family="text">
      <style:text-properties fo:font-style="normal" officeooo:rsid="0012ac88" style:font-style-asian="normal" style:font-name-complex="Calibri" style:font-style-complex="normal"/>
    </style:style>
    <style:style style:name="T18" style:family="text">
      <style:text-properties fo:font-style="italic" style:font-style-asian="italic" style:font-name-complex="Calibri" style:font-style-complex="italic"/>
    </style:style>
    <style:style style:name="T19" style:family="text">
      <style:text-properties fo:font-style="italic" officeooo:rsid="000f949f" style:font-style-asian="italic" style:font-name-complex="Calibri" style:font-style-complex="italic"/>
    </style:style>
    <style:style style:name="T20" style:family="text">
      <style:text-properties officeooo:rsid="00148a58"/>
    </style:style>
    <style:style style:name="T21" style:family="text">
      <style:text-properties officeooo:rsid="0016622d"/>
    </style:style>
    <style:style style:name="T22" style:family="text">
      <style:text-properties officeooo:rsid="0019a940"/>
    </style:style>
    <style:style style:name="T23" style:family="text">
      <style:text-properties officeooo:rsid="001a9443"/>
    </style:style>
    <style:style style:name="T24" style:family="text">
      <style:text-properties officeooo:rsid="001e0af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92a17" style:font-weight-asian="bold" style:font-weight-complex="bold"/>
    </style:style>
    <style:style style:name="T27" style:family="text">
      <style:text-properties fo:font-weight="bold" officeooo:rsid="0019a940" style:font-weight-asian="bold" style:font-weight-complex="bold"/>
    </style:style>
    <style:style style:name="T28" style:family="text">
      <style:text-properties fo:font-weight="bold" officeooo:rsid="001f7b39" style:font-weight-asian="bold" style:font-weight-complex="bold"/>
    </style:style>
    <style:style style:name="T29" style:family="text">
      <style:text-properties fo:font-weight="bold" officeooo:rsid="00246cc8" style:font-weight-asian="bold" style:font-weight-complex="bold"/>
    </style:style>
    <style:style style:name="T30" style:family="text">
      <style:text-properties fo:font-weight="bold" officeooo:rsid="000febf9" style:font-weight-asian="bold" style:font-weight-complex="bold"/>
    </style:style>
    <style:style style:name="T31" style:family="text">
      <style:text-properties fo:font-weight="bold" officeooo:rsid="0028a0ab" style:font-weight-asian="bold" style:font-weight-complex="bold"/>
    </style:style>
    <style:style style:name="T32" style:family="text">
      <style:text-properties fo:font-weight="bold" officeooo:rsid="0029bb6e" style:font-weight-asian="bold" style:font-weight-complex="bold"/>
    </style:style>
    <style:style style:name="T33" style:family="text">
      <style:text-properties officeooo:rsid="0022304c"/>
    </style:style>
    <style:style style:name="T34" style:family="text">
      <style:text-properties officeooo:rsid="00246cc8"/>
    </style:style>
    <style:style style:name="T35" style:family="text">
      <style:text-properties officeooo:rsid="0028a0ab"/>
    </style:style>
    <style:style style:name="T36" style:family="text">
      <style:text-properties officeooo:rsid="0029bb6e"/>
    </style:style>
    <style:style style:name="T37" style:family="text">
      <style:text-properties officeooo:rsid="0027f1d5"/>
    </style:style>
    <style:style style:name="T38" style:family="text">
      <style:text-properties style:font-name="Calibri" fo:font-size="8pt" style:font-size-asian="8pt" style:font-size-complex="8pt"/>
    </style:style>
    <style:style style:name="T39" style:family="text">
      <style:text-properties fo:color="#0000ff" style:font-name="Calibri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draw:text-style-name="P43" svg:width="6.9598in" svg:height="0.4276in" svg:x="-0.0055in" svg:y="-0.0618in"><text:p text:style-name="P42"><text:span text:style-name="T38">404-545-5437 | mz.liu0@gmail.com</text:span></text:p><text:p text:style-name="P42"><text:span text:style-name="T39">pages.ramapo.edu/~mliu2</text:span></text:p><text:p text:style-name="P42"><text:span text:style-name="T39">linkedin.com/in/ming-liu-8443ab56 | github.com/mliu2</text:span></text:p><draw:enhanced-geometry svg:viewBox="0 0 21600 21600" draw:type="rectangle" draw:enhanced-path="M 0 0 L 21600 0 21600 21600 0 21600 0 0 Z N"/></draw:custom-shape> <text:s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SUMMARY OF SKILLS</text:p>
          </table:table-cell>
          <table:table-cell table:style-name="Table1.A1" office:value-type="string">
            <text:p text:style-name="P21">Programming knowledge in <text:span text:style-name="T25">C</text:span>, <text:span text:style-name="T26">C#</text:span>, <text:span text:style-name="T25">C++</text:span>, <text:span text:style-name="T25">Java</text:span>, <text:span text:style-name="T25">Python</text:span>, <text:span text:style-name="T25">Perl</text:span>, <text:span text:style-name="T25">SQL</text:span>, <text:span text:style-name="T27">MongoDB</text:span><text:span text:style-name="T22">,</text:span> <text:span text:style-name="T25">HTML</text:span>, <text:span text:style-name="T25">JavaScript</text:span>, <text:span text:style-name="T25">LISP</text:span>,</text:p>
            <text:p text:style-name="P35"><text:span text:style-name="T25">Prolog</text:span>, <text:span text:style-name="T33">and </text:span><text:span text:style-name="T28">R</text:span></text:p>
            <text:p text:style-name="P20">Experienced in working with <text:span text:style-name="T25">Rosetta</text:span> <text:span text:style-name="T21">protein</text:span> modeling suite</text:p>
            <text:p text:style-name="P20">Experienced in working with <text:span text:style-name="T25">Git</text:span> and <text:span text:style-name="T25">Mercurial</text:span> distributed version control systems</text:p>
            <text:p text:style-name="P20">Experienced in working in <text:span text:style-name="T25">Windows</text:span> and <text:span text:style-name="T25">Unix</text:span> environments</text:p>
            <text:p text:style-name="P13">Effective presenter, communicator, <text:span text:style-name="T24">writer</text:span>, and public speaker</text:p>
          </table:table-cell>
        </table:table-row>
        <table:table-row>
          <table:table-cell table:style-name="Table1.A1" office:value-type="string">
            <text:p text:style-name="P27">E<text:span text:style-name="T9">DUCATION</text:span></text:p>
          </table:table-cell>
          <table:table-cell table:style-name="Table1.A1" office:value-type="string">
            <text:p text:style-name="P5">Ramapo College of New Jersey – Mahwah, NJ</text:p>
            <text:p text:style-name="P3"><text:span text:style-name="T10">Bachelor of Science: Bioinformatics, </text:span><text:span text:style-name="T13">May 2016, </text:span><text:span text:style-name="T19">Magna cum laude</text:span></text:p>
            <text:p text:style-name="P4"><text:span text:style-name="T10">Bachelor of Science: Computer Science, May 2016, </text:span><text:span text:style-name="T18">Magna cum laude</text:span></text:p>
          </table:table-cell>
        </table:table-row>
        <table:table-row>
          <table:table-cell table:style-name="Table1.A1" office:value-type="string">
            <text:p text:style-name="P28">RESEARCH EXPERIENCE</text:p>
          </table:table-cell>
          <table:table-cell table:style-name="Table1.A1" office:value-type="string">
            <text:p text:style-name="P2">A Bioinformatic Approach to Investigate a Relationship between Cis-Regulatory U-Rich and G-quadruplex Motifs Involved in Mammalian Polyadenylation</text:p>
            <text:p text:style-name="P24"><text:span text:style-name="T6">School of Theoretical and </text:span><text:span text:style-name="T7">Applied Sciences – </text:span><text:span text:style-name="T8">Ramapo College of New Jersey</text:span></text:p>
            <text:p text:style-name="P23"><text:span text:style-name="T3">U</text:span><text:span text:style-name="T2">ndergraduate Researcher, Jan. 2014 – </text:span><text:span text:style-name="T4">J</text:span><text:span text:style-name="T5">uly</text:span><text:span text:style-name="T4"> 2016</text:span></text:p>
            <text:p text:style-name="P10">Developed genome-wide analysis tools using <text:span text:style-name="T25">Java</text:span>, <text:span text:style-name="T30">JavaScript</text:span>, <text:span text:style-name="T30">C++</text:span>, <text:span text:style-name="T9">and</text:span> <text:span text:style-name="T25">Python</text:span></text:p>
            <text:p text:style-name="P10"><text:span text:style-name="T25"><text:s/>- </text:span><text:span text:style-name="T35">Web service with a </text:span><text:span text:style-name="T31">C++</text:span><text:span text:style-name="T35"> backend and </text:span><text:span text:style-name="T31">Python</text:span><text:span text:style-name="T35"> database access, on a</text:span><text:span text:style-name="T31"> Node.js</text:span><text:span text:style-name="T35"> webserver</text:span></text:p>
            <text:p text:style-name="P9">Performed <text:span text:style-name="T34">programmatic </text:span>alignments of sequence data <text:span text:style-name="T35">using Needleman-Wunsch algorithm</text:span></text:p>
            <text:p text:style-name="P9">Extracted and stored nucleic acid sequence data and annotations using <text:span text:style-name="T29">MongoDB</text:span></text:p>
            <text:p text:style-name="P11">Presented research project at Student Research Symposium, MACUB conference, <text:span text:style-name="T34">and RNA</text:span></text:p>
            <text:p text:style-name="P36">Conference 2016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B4" office:value-type="string">
            <text:p text:style-name="P2">Marburg Virus Antibody Modeling using Comparative Modeling</text:p>
            <text:p text:style-name="P7"><text:span text:style-name="T14">Center for Structural Biology – </text:span><text:span text:style-name="T15">Vanderbilt University</text:span><text:span text:style-name="T17"> </text:span><text:span text:style-name="T16">&amp; </text:span><text:span text:style-name="T15">RosettaCommons</text:span></text:p>
            <text:p text:style-name="P19"><text:span text:style-name="T11">D</text:span><text:span text:style-name="T10">eveloper of Rosetta, </text:span><text:span text:style-name="T12">powerful</text:span><text:span text:style-name="T10"> </text:span><text:span text:style-name="T12">macromolecule</text:span><text:span text:style-name="T10"> </text:span><text:span text:style-name="T12">structure</text:span><text:span text:style-name="T10"> prediction </text:span><text:span text:style-name="T12">and design </text:span><text:span text:style-name="T10">software</text:span></text:p>
            <text:p text:style-name="P16">Research Intern, <text:span text:style-name="T10">May. 2015 – Aug. 2015</text:span></text:p>
            <text:p text:style-name="P9">NSF funded research internship through RosettaCommons</text:p>
            <text:p text:style-name="P38"><text:span text:style-name="T37">Trained to understand Rosetta protein modeling suite and develop algorithms for protein folding</text:span></text:p>
            <text:p text:style-name="P39">Developed a protocol <text:span text:style-name="T35">for efficient large scale comparative modeling of antibodies</text:span></text:p>
            <text:p text:style-name="P39"><text:span text:style-name="T29"><text:s/>- </text:span><text:span text:style-name="T36">Accesses underlying Rosetta </text:span><text:span text:style-name="T31">C++</text:span><text:span text:style-name="T35">functions for modeling, </text:span><text:span text:style-name="T31">XML </text:span><text:span text:style-name="T36">for input of user parameters</text:span></text:p>
            <text:p text:style-name="P39"><text:span text:style-name="T31">- Python</text:span><text:span text:style-name="T35"> for integration with PyMOL, </text:span><text:span text:style-name="T32">Perl</text:span><text:span text:style-name="T36"> and </text:span><text:span text:style-name="T32">Bash </text:span><text:span text:style-name="T36">scripts for increased automation</text:span></text:p>
            <text:p text:style-name="P40">Benchmarked the efficacy of comparative modeling techniques </text:p>
            <text:p text:style-name="P9">Performed <text:span text:style-name="T34">statistical</text:span> analysis on models <text:span text:style-name="T34">to determine accuracy</text:span></text:p>
            <text:p text:style-name="P12">Presented Research at RosettaCON</text:p>
          </table:table-cell>
        </table:table-row>
        <table:table-row>
          <table:table-cell table:style-name="Table1.A1" office:value-type="string">
            <text:p text:style-name="P29"><text:span text:style-name="T20">WORK</text:span> EXPERIENCE</text:p>
          </table:table-cell>
          <table:table-cell table:style-name="Table1.B5" office:value-type="string">
            <text:p text:style-name="P8">Alexander Biener, MD – Woodcliff Lake, NJ</text:p>
            <text:p text:style-name="P18">Intern, Feb. 2015 – Dec. 2015</text:p>
            <text:p text:style-name="P14">Analyze data collected from health studies</text:p>
            <text:p text:style-name="P14">Digitize <text:span text:style-name="T23">informational pamphlets for electronic distribution</text:span></text:p>
            <text:p text:style-name="P15">Research HIPAA compliant solutions for remote access</text:p>
            <text:p text:style-name="P33">Provide IT support for the office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6">Equal Opportunity Fund – Mahwah, NJ</text:p>
            <text:p text:style-name="P17">Student Instructor, June 2014 - August 2014</text:p>
            <text:p text:style-name="P30">Conduct SI Sessions on test preparation, note taking, and study methods and lead review</text:p>
            <text:p text:style-name="P34">discussions on daily lectures.</text:p>
            <text:p text:style-name="P31">Facilitate evening study sessions as part of the EOF Pre-Freshman Study Institute.</text:p>
            <text:p text:style-name="P31">Conduct academic study skills workshops.</text:p>
            <text:p text:style-name="P32">Facilitate summer reader workshop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16-08-13T16:39:28.958000000</dc:date>
    <meta:editing-duration>PT1H59M28S</meta:editing-duration>
    <meta:editing-cycles>30</meta:editing-cycles>
    <meta:generator>LibreOffice/4.4.1.2$Windows_x86 LibreOffice_project/45e2de17089c24a1fa810c8f975a7171ba4cd432</meta:generator>
    <meta:document-statistic meta:table-count="1" meta:image-count="0" meta:object-count="0" meta:page-count="1" meta:paragraph-count="48" meta:word-count="372" meta:character-count="2701" meta:non-whitespace-character-count="2364"/>
  </office:meta>
</office:document-meta>
</file>